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3354in"/>
    </style:style>
    <style:style style:name="co9" style:family="table-column">
      <style:table-column-properties fo:break-before="auto" style:column-width="0.3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lihan_nomer</text:p>
          </table:table-cell>
          <table:table-cell office:value-type="string" calcext:value-type="string">
            <text:p>hasil_hitungan</text:p>
          </table:table-cell>
        </table:table-row>
        <table:table-row table:style-name="ro1" table:visibility="filter">
          <table:table-cell table:number-columns-repeated="8" office:value-type="float" office:value="0" calcext:value-type="float">
            <text:p>0</text:p>
          </table:table-cell>
          <table:table-cell table:formula="of:=([.G2]*[.$G$1])+([.F2]*[.$F$1])+([.E2]*[.$E$1])+([.D2]*[.$D$1])+([.C2]*[.$C$1])+([.B2]*[.$B$1])+([.A2]*[.$A$1])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G3]*[.$G$1])+([.F3]*[.$F$1])+([.E3]*[.$E$1])+([.D3]*[.$D$1])+([.C3]*[.$C$1])+([.B3]*[.$B$1])+([.A3]*[.$A$1])"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G4]*[.$G$1])+([.F4]*[.$F$1])+([.E4]*[.$E$1])+([.D4]*[.$D$1])+([.C4]*[.$C$1])+([.B4]*[.$B$1])+([.A4]*[.$A$1])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G5]*[.$G$1])+([.F5]*[.$F$1])+([.E5]*[.$E$1])+([.D5]*[.$D$1])+([.C5]*[.$C$1])+([.B5]*[.$B$1])+([.A5]*[.$A$1])"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G6]*[.$G$1])+([.F6]*[.$F$1])+([.E6]*[.$E$1])+([.D6]*[.$D$1])+([.C6]*[.$C$1])+([.B6]*[.$B$1])+([.A6]*[.$A$1])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G7]*[.$G$1])+([.F7]*[.$F$1])+([.E7]*[.$E$1])+([.D7]*[.$D$1])+([.C7]*[.$C$1])+([.B7]*[.$B$1])+([.A7]*[.$A$1])" office:value-type="float" office:value="5" calcext:value-type="float">
            <text:p>5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[.G8]*[.$G$1])+([.F8]*[.$F$1])+([.E8]*[.$E$1])+([.D8]*[.$D$1])+([.C8]*[.$C$1])+([.B8]*[.$B$1])+([.A8]*[.$A$1])" office:value-type="float" office:value="6" calcext:value-type="float">
            <text:p>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[.G9]*[.$G$1])+([.F9]*[.$F$1])+([.E9]*[.$E$1])+([.D9]*[.$D$1])+([.C9]*[.$C$1])+([.B9]*[.$B$1])+([.A9]*[.$A$1])" office:value-type="float" office:value="7" calcext:value-type="float">
            <text:p>7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([.G10]*[.$G$1])+([.F10]*[.$F$1])+([.E10]*[.$E$1])+([.D10]*[.$D$1])+([.C10]*[.$C$1])+([.B10]*[.$B$1])+([.A10]*[.$A$1])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[.G11]*[.$G$1])+([.F11]*[.$F$1])+([.E11]*[.$E$1])+([.D11]*[.$D$1])+([.C11]*[.$C$1])+([.B11]*[.$B$1])+([.A11]*[.$A$1])" office:value-type="float" office:value="9" calcext:value-type="float">
            <text:p>9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[.G12]*[.$G$1])+([.F12]*[.$F$1])+([.E12]*[.$E$1])+([.D12]*[.$D$1])+([.C12]*[.$C$1])+([.B12]*[.$B$1])+([.A12]*[.$A$1])"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([.G13]*[.$G$1])+([.F13]*[.$F$1])+([.E13]*[.$E$1])+([.D13]*[.$D$1])+([.C13]*[.$C$1])+([.B13]*[.$B$1])+([.A13]*[.$A$1])" office:value-type="float" office:value="11" calcext:value-type="float">
            <text:p>11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G14]*[.$G$1])+([.F14]*[.$F$1])+([.E14]*[.$E$1])+([.D14]*[.$D$1])+([.C14]*[.$C$1])+([.B14]*[.$B$1])+([.A14]*[.$A$1])"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[.G15]*[.$G$1])+([.F15]*[.$F$1])+([.E15]*[.$E$1])+([.D15]*[.$D$1])+([.C15]*[.$C$1])+([.B15]*[.$B$1])+([.A15]*[.$A$1])" office:value-type="float" office:value="13" calcext:value-type="float">
            <text:p>13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[.G16]*[.$G$1])+([.F16]*[.$F$1])+([.E16]*[.$E$1])+([.D16]*[.$D$1])+([.C16]*[.$C$1])+([.B16]*[.$B$1])+([.A16]*[.$A$1])"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[.G17]*[.$G$1])+([.F17]*[.$F$1])+([.E17]*[.$E$1])+([.D17]*[.$D$1])+([.C17]*[.$C$1])+([.B17]*[.$B$1])+([.A17]*[.$A$1])" office:value-type="float" office:value="15" calcext:value-type="float">
            <text:p>1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([.G18]*[.$G$1])+([.F18]*[.$F$1])+([.E18]*[.$E$1])+([.D18]*[.$D$1])+([.C18]*[.$C$1])+([.B18]*[.$B$1])+([.A18]*[.$A$1]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[.G19]*[.$G$1])+([.F19]*[.$F$1])+([.E19]*[.$E$1])+([.D19]*[.$D$1])+([.C19]*[.$C$1])+([.B19]*[.$B$1])+([.A19]*[.$A$1])" office:value-type="float" office:value="17" calcext:value-type="float">
            <text:p>1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G20]*[.$G$1])+([.F20]*[.$F$1])+([.E20]*[.$E$1])+([.D20]*[.$D$1])+([.C20]*[.$C$1])+([.B20]*[.$B$1])+([.A20]*[.$A$1])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G21]*[.$G$1])+([.F21]*[.$F$1])+([.E21]*[.$E$1])+([.D21]*[.$D$1])+([.C21]*[.$C$1])+([.B21]*[.$B$1])+([.A21]*[.$A$1])" office:value-type="float" office:value="19" calcext:value-type="float">
            <text:p>1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[.G22]*[.$G$1])+([.F22]*[.$F$1])+([.E22]*[.$E$1])+([.D22]*[.$D$1])+([.C22]*[.$C$1])+([.B22]*[.$B$1])+([.A22]*[.$A$1])"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[.G23]*[.$G$1])+([.F23]*[.$F$1])+([.E23]*[.$E$1])+([.D23]*[.$D$1])+([.C23]*[.$C$1])+([.B23]*[.$B$1])+([.A23]*[.$A$1])" office:value-type="float" office:value="21" calcext:value-type="float">
            <text:p>21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[.G24]*[.$G$1])+([.F24]*[.$F$1])+([.E24]*[.$E$1])+([.D24]*[.$D$1])+([.C24]*[.$C$1])+([.B24]*[.$B$1])+([.A24]*[.$A$1])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[.G25]*[.$G$1])+([.F25]*[.$F$1])+([.E25]*[.$E$1])+([.D25]*[.$D$1])+([.C25]*[.$C$1])+([.B25]*[.$B$1])+([.A25]*[.$A$1])" office:value-type="float" office:value="23" calcext:value-type="float">
            <text:p>23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[.G26]*[.$G$1])+([.F26]*[.$F$1])+([.E26]*[.$E$1])+([.D26]*[.$D$1])+([.C26]*[.$C$1])+([.B26]*[.$B$1])+([.A26]*[.$A$1])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[.G27]*[.$G$1])+([.F27]*[.$F$1])+([.E27]*[.$E$1])+([.D27]*[.$D$1])+([.C27]*[.$C$1])+([.B27]*[.$B$1])+([.A27]*[.$A$1])" office:value-type="float" office:value="25" calcext:value-type="float">
            <text:p>25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[.G28]*[.$G$1])+([.F28]*[.$F$1])+([.E28]*[.$E$1])+([.D28]*[.$D$1])+([.C28]*[.$C$1])+([.B28]*[.$B$1])+([.A28]*[.$A$1])"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[.G29]*[.$G$1])+([.F29]*[.$F$1])+([.E29]*[.$E$1])+([.D29]*[.$D$1])+([.C29]*[.$C$1])+([.B29]*[.$B$1])+([.A29]*[.$A$1])" office:value-type="float" office:value="27" calcext:value-type="float">
            <text:p>27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[.G30]*[.$G$1])+([.F30]*[.$F$1])+([.E30]*[.$E$1])+([.D30]*[.$D$1])+([.C30]*[.$C$1])+([.B30]*[.$B$1])+([.A30]*[.$A$1])"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[.G31]*[.$G$1])+([.F31]*[.$F$1])+([.E31]*[.$E$1])+([.D31]*[.$D$1])+([.C31]*[.$C$1])+([.B31]*[.$B$1])+([.A31]*[.$A$1])" office:value-type="float" office:value="29" calcext:value-type="float">
            <text:p>29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[.G32]*[.$G$1])+([.F32]*[.$F$1])+([.E32]*[.$E$1])+([.D32]*[.$D$1])+([.C32]*[.$C$1])+([.B32]*[.$B$1])+([.A32]*[.$A$1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[.G33]*[.$G$1])+([.F33]*[.$F$1])+([.E33]*[.$E$1])+([.D33]*[.$D$1])+([.C33]*[.$C$1])+([.B33]*[.$B$1])+([.A33]*[.$A$1])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[.G34]*[.$G$1])+([.F34]*[.$F$1])+([.E34]*[.$E$1])+([.D34]*[.$D$1])+([.C34]*[.$C$1])+([.B34]*[.$B$1])+([.A34]*[.$A$1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[.G35]*[.$G$1])+([.F35]*[.$F$1])+([.E35]*[.$E$1])+([.D35]*[.$D$1])+([.C35]*[.$C$1])+([.B35]*[.$B$1])+([.A35]*[.$A$1])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G36]*[.$G$1])+([.F36]*[.$F$1])+([.E36]*[.$E$1])+([.D36]*[.$D$1])+([.C36]*[.$C$1])+([.B36]*[.$B$1])+([.A36]*[.$A$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[.G37]*[.$G$1])+([.F37]*[.$F$1])+([.E37]*[.$E$1])+([.D37]*[.$D$1])+([.C37]*[.$C$1])+([.B37]*[.$B$1])+([.A37]*[.$A$1])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([.G38]*[.$G$1])+([.F38]*[.$F$1])+([.E38]*[.$E$1])+([.D38]*[.$D$1])+([.C38]*[.$C$1])+([.B38]*[.$B$1])+([.A38]*[.$A$1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[.G39]*[.$G$1])+([.F39]*[.$F$1])+([.E39]*[.$E$1])+([.D39]*[.$D$1])+([.C39]*[.$C$1])+([.B39]*[.$B$1])+([.A39]*[.$A$1])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G40]*[.$G$1])+([.F40]*[.$F$1])+([.E40]*[.$E$1])+([.D40]*[.$D$1])+([.C40]*[.$C$1])+([.B40]*[.$B$1])+([.A40]*[.$A$1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([.G41]*[.$G$1])+([.F41]*[.$F$1])+([.E41]*[.$E$1])+([.D41]*[.$D$1])+([.C41]*[.$C$1])+([.B41]*[.$B$1])+([.A41]*[.$A$1]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G42]*[.$G$1])+([.F42]*[.$F$1])+([.E42]*[.$E$1])+([.D42]*[.$D$1])+([.C42]*[.$C$1])+([.B42]*[.$B$1])+([.A42]*[.$A$1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([.G43]*[.$G$1])+([.F43]*[.$F$1])+([.E43]*[.$E$1])+([.D43]*[.$D$1])+([.C43]*[.$C$1])+([.B43]*[.$B$1])+([.A43]*[.$A$1])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G44]*[.$G$1])+([.F44]*[.$F$1])+([.E44]*[.$E$1])+([.D44]*[.$D$1])+([.C44]*[.$C$1])+([.B44]*[.$B$1])+([.A44]*[.$A$1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G45]*[.$G$1])+([.F45]*[.$F$1])+([.E45]*[.$E$1])+([.D45]*[.$D$1])+([.C45]*[.$C$1])+([.B45]*[.$B$1])+([.A45]*[.$A$1])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([.G46]*[.$G$1])+([.F46]*[.$F$1])+([.E46]*[.$E$1])+([.D46]*[.$D$1])+([.C46]*[.$C$1])+([.B46]*[.$B$1])+([.A46]*[.$A$1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([.G47]*[.$G$1])+([.F47]*[.$F$1])+([.E47]*[.$E$1])+([.D47]*[.$D$1])+([.C47]*[.$C$1])+([.B47]*[.$B$1])+([.A47]*[.$A$1]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G48]*[.$G$1])+([.F48]*[.$F$1])+([.E48]*[.$E$1])+([.D48]*[.$D$1])+([.C48]*[.$C$1])+([.B48]*[.$B$1])+([.A48]*[.$A$1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([.G49]*[.$G$1])+([.F49]*[.$F$1])+([.E49]*[.$E$1])+([.D49]*[.$D$1])+([.C49]*[.$C$1])+([.B49]*[.$B$1])+([.A49]*[.$A$1]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([.G50]*[.$G$1])+([.F50]*[.$F$1])+([.E50]*[.$E$1])+([.D50]*[.$D$1])+([.C50]*[.$C$1])+([.B50]*[.$B$1])+([.A50]*[.$A$1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([.G51]*[.$G$1])+([.F51]*[.$F$1])+([.E51]*[.$E$1])+([.D51]*[.$D$1])+([.C51]*[.$C$1])+([.B51]*[.$B$1])+([.A51]*[.$A$1])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([.G52]*[.$G$1])+([.F52]*[.$F$1])+([.E52]*[.$E$1])+([.D52]*[.$D$1])+([.C52]*[.$C$1])+([.B52]*[.$B$1])+([.A52]*[.$A$1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([.G53]*[.$G$1])+([.F53]*[.$F$1])+([.E53]*[.$E$1])+([.D53]*[.$D$1])+([.C53]*[.$C$1])+([.B53]*[.$B$1])+([.A53]*[.$A$1]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([.G54]*[.$G$1])+([.F54]*[.$F$1])+([.E54]*[.$E$1])+([.D54]*[.$D$1])+([.C54]*[.$C$1])+([.B54]*[.$B$1])+([.A54]*[.$A$1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([.G55]*[.$G$1])+([.F55]*[.$F$1])+([.E55]*[.$E$1])+([.D55]*[.$D$1])+([.C55]*[.$C$1])+([.B55]*[.$B$1])+([.A55]*[.$A$1])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([.G56]*[.$G$1])+([.F56]*[.$F$1])+([.E56]*[.$E$1])+([.D56]*[.$D$1])+([.C56]*[.$C$1])+([.B56]*[.$B$1])+([.A56]*[.$A$1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G57]*[.$G$1])+([.F57]*[.$F$1])+([.E57]*[.$E$1])+([.D57]*[.$D$1])+([.C57]*[.$C$1])+([.B57]*[.$B$1])+([.A57]*[.$A$1])"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([.G58]*[.$G$1])+([.F58]*[.$F$1])+([.E58]*[.$E$1])+([.D58]*[.$D$1])+([.C58]*[.$C$1])+([.B58]*[.$B$1])+([.A58]*[.$A$1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([.G59]*[.$G$1])+([.F59]*[.$F$1])+([.E59]*[.$E$1])+([.D59]*[.$D$1])+([.C59]*[.$C$1])+([.B59]*[.$B$1])+([.A59]*[.$A$1])"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([.G60]*[.$G$1])+([.F60]*[.$F$1])+([.E60]*[.$E$1])+([.D60]*[.$D$1])+([.C60]*[.$C$1])+([.B60]*[.$B$1])+([.A60]*[.$A$1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([.G61]*[.$G$1])+([.F61]*[.$F$1])+([.E61]*[.$E$1])+([.D61]*[.$D$1])+([.C61]*[.$C$1])+([.B61]*[.$B$1])+([.A61]*[.$A$1]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([.G62]*[.$G$1])+([.F62]*[.$F$1])+([.E62]*[.$E$1])+([.D62]*[.$D$1])+([.C62]*[.$C$1])+([.B62]*[.$B$1])+([.A62]*[.$A$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([.G63]*[.$G$1])+([.F63]*[.$F$1])+([.E63]*[.$E$1])+([.D63]*[.$D$1])+([.C63]*[.$C$1])+([.B63]*[.$B$1])+([.A63]*[.$A$1])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([.G64]*[.$G$1])+([.F64]*[.$F$1])+([.E64]*[.$E$1])+([.D64]*[.$D$1])+([.C64]*[.$C$1])+([.B64]*[.$B$1])+([.A64]*[.$A$1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([.G65]*[.$G$1])+([.F65]*[.$F$1])+([.E65]*[.$E$1])+([.D65]*[.$D$1])+([.C65]*[.$C$1])+([.B65]*[.$B$1])+([.A65]*[.$A$1])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([.G66]*[.$G$1])+([.F66]*[.$F$1])+([.E66]*[.$E$1])+([.D66]*[.$D$1])+([.C66]*[.$C$1])+([.B66]*[.$B$1])+([.A66]*[.$A$1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([.G67]*[.$G$1])+([.F67]*[.$F$1])+([.E67]*[.$E$1])+([.D67]*[.$D$1])+([.C67]*[.$C$1])+([.B67]*[.$B$1])+([.A67]*[.$A$1])"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([.G68]*[.$G$1])+([.F68]*[.$F$1])+([.E68]*[.$E$1])+([.D68]*[.$D$1])+([.C68]*[.$C$1])+([.B68]*[.$B$1])+([.A68]*[.$A$1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formula="of:=([.G69]*[.$G$1])+([.F69]*[.$F$1])+([.E69]*[.$E$1])+([.D69]*[.$D$1])+([.C69]*[.$C$1])+([.B69]*[.$B$1])+([.A69]*[.$A$1])"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([.G70]*[.$G$1])+([.F70]*[.$F$1])+([.E70]*[.$E$1])+([.D70]*[.$D$1])+([.C70]*[.$C$1])+([.B70]*[.$B$1])+([.A70]*[.$A$1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([.G71]*[.$G$1])+([.F71]*[.$F$1])+([.E71]*[.$E$1])+([.D71]*[.$D$1])+([.C71]*[.$C$1])+([.B71]*[.$B$1])+([.A71]*[.$A$1]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([.G72]*[.$G$1])+([.F72]*[.$F$1])+([.E72]*[.$E$1])+([.D72]*[.$D$1])+([.C72]*[.$C$1])+([.B72]*[.$B$1])+([.A72]*[.$A$1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([.G73]*[.$G$1])+([.F73]*[.$F$1])+([.E73]*[.$E$1])+([.D73]*[.$D$1])+([.C73]*[.$C$1])+([.B73]*[.$B$1])+([.A73]*[.$A$1])"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G74]*[.$G$1])+([.F74]*[.$F$1])+([.E74]*[.$E$1])+([.D74]*[.$D$1])+([.C74]*[.$C$1])+([.B74]*[.$B$1])+([.A74]*[.$A$1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([.G75]*[.$G$1])+([.F75]*[.$F$1])+([.E75]*[.$E$1])+([.D75]*[.$D$1])+([.C75]*[.$C$1])+([.B75]*[.$B$1])+([.A75]*[.$A$1])" office:value-type="float" office:value="73" calcext:value-type="float">
            <text:p>7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([.G76]*[.$G$1])+([.F76]*[.$F$1])+([.E76]*[.$E$1])+([.D76]*[.$D$1])+([.C76]*[.$C$1])+([.B76]*[.$B$1])+([.A76]*[.$A$1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([.G77]*[.$G$1])+([.F77]*[.$F$1])+([.E77]*[.$E$1])+([.D77]*[.$D$1])+([.C77]*[.$C$1])+([.B77]*[.$B$1])+([.A77]*[.$A$1])"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G78]*[.$G$1])+([.F78]*[.$F$1])+([.E78]*[.$E$1])+([.D78]*[.$D$1])+([.C78]*[.$C$1])+([.B78]*[.$B$1])+([.A78]*[.$A$1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([.G79]*[.$G$1])+([.F79]*[.$F$1])+([.E79]*[.$E$1])+([.D79]*[.$D$1])+([.C79]*[.$C$1])+([.B79]*[.$B$1])+([.A79]*[.$A$1])"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([.G80]*[.$G$1])+([.F80]*[.$F$1])+([.E80]*[.$E$1])+([.D80]*[.$D$1])+([.C80]*[.$C$1])+([.B80]*[.$B$1])+([.A80]*[.$A$1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([.G81]*[.$G$1])+([.F81]*[.$F$1])+([.E81]*[.$E$1])+([.D81]*[.$D$1])+([.C81]*[.$C$1])+([.B81]*[.$B$1])+([.A81]*[.$A$1])" office:value-type="float" office:value="79" calcext:value-type="float">
            <text:p>79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([.G82]*[.$G$1])+([.F82]*[.$F$1])+([.E82]*[.$E$1])+([.D82]*[.$D$1])+([.C82]*[.$C$1])+([.B82]*[.$B$1])+([.A82]*[.$A$1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([.G83]*[.$G$1])+([.F83]*[.$F$1])+([.E83]*[.$E$1])+([.D83]*[.$D$1])+([.C83]*[.$C$1])+([.B83]*[.$B$1])+([.A83]*[.$A$1])"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([.G84]*[.$G$1])+([.F84]*[.$F$1])+([.E84]*[.$E$1])+([.D84]*[.$D$1])+([.C84]*[.$C$1])+([.B84]*[.$B$1])+([.A84]*[.$A$1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([.G85]*[.$G$1])+([.F85]*[.$F$1])+([.E85]*[.$E$1])+([.D85]*[.$D$1])+([.C85]*[.$C$1])+([.B85]*[.$B$1])+([.A85]*[.$A$1])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([.G86]*[.$G$1])+([.F86]*[.$F$1])+([.E86]*[.$E$1])+([.D86]*[.$D$1])+([.C86]*[.$C$1])+([.B86]*[.$B$1])+([.A86]*[.$A$1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([.G87]*[.$G$1])+([.F87]*[.$F$1])+([.E87]*[.$E$1])+([.D87]*[.$D$1])+([.C87]*[.$C$1])+([.B87]*[.$B$1])+([.A87]*[.$A$1])"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([.G88]*[.$G$1])+([.F88]*[.$F$1])+([.E88]*[.$E$1])+([.D88]*[.$D$1])+([.C88]*[.$C$1])+([.B88]*[.$B$1])+([.A88]*[.$A$1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([.G89]*[.$G$1])+([.F89]*[.$F$1])+([.E89]*[.$E$1])+([.D89]*[.$D$1])+([.C89]*[.$C$1])+([.B89]*[.$B$1])+([.A89]*[.$A$1])"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([.G90]*[.$G$1])+([.F90]*[.$F$1])+([.E90]*[.$E$1])+([.D90]*[.$D$1])+([.C90]*[.$C$1])+([.B90]*[.$B$1])+([.A90]*[.$A$1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([.G91]*[.$G$1])+([.F91]*[.$F$1])+([.E91]*[.$E$1])+([.D91]*[.$D$1])+([.C91]*[.$C$1])+([.B91]*[.$B$1])+([.A91]*[.$A$1])"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G92]*[.$G$1])+([.F92]*[.$F$1])+([.E92]*[.$E$1])+([.D92]*[.$D$1])+([.C92]*[.$C$1])+([.B92]*[.$B$1])+([.A92]*[.$A$1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([.G93]*[.$G$1])+([.F93]*[.$F$1])+([.E93]*[.$E$1])+([.D93]*[.$D$1])+([.C93]*[.$C$1])+([.B93]*[.$B$1])+([.A93]*[.$A$1])" office:value-type="float" office:value="91" calcext:value-type="float">
            <text:p>9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([.G94]*[.$G$1])+([.F94]*[.$F$1])+([.E94]*[.$E$1])+([.D94]*[.$D$1])+([.C94]*[.$C$1])+([.B94]*[.$B$1])+([.A94]*[.$A$1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G95]*[.$G$1])+([.F95]*[.$F$1])+([.E95]*[.$E$1])+([.D95]*[.$D$1])+([.C95]*[.$C$1])+([.B95]*[.$B$1])+([.A95]*[.$A$1])"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([.G96]*[.$G$1])+([.F96]*[.$F$1])+([.E96]*[.$E$1])+([.D96]*[.$D$1])+([.C96]*[.$C$1])+([.B96]*[.$B$1])+([.A96]*[.$A$1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([.G97]*[.$G$1])+([.F97]*[.$F$1])+([.E97]*[.$E$1])+([.D97]*[.$D$1])+([.C97]*[.$C$1])+([.B97]*[.$B$1])+([.A97]*[.$A$1])" office:value-type="float" office:value="95" calcext:value-type="float">
            <text:p>95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([.G98]*[.$G$1])+([.F98]*[.$F$1])+([.E98]*[.$E$1])+([.D98]*[.$D$1])+([.C98]*[.$C$1])+([.B98]*[.$B$1])+([.A98]*[.$A$1])"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([.G99]*[.$G$1])+([.F99]*[.$F$1])+([.E99]*[.$E$1])+([.D99]*[.$D$1])+([.C99]*[.$C$1])+([.B99]*[.$B$1])+([.A99]*[.$A$1])" office:value-type="float" office:value="97" calcext:value-type="float">
            <text:p>97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([.G100]*[.$G$1])+([.F100]*[.$F$1])+([.E100]*[.$E$1])+([.D100]*[.$D$1])+([.C100]*[.$C$1])+([.B100]*[.$B$1])+([.A100]*[.$A$1])"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([.G101]*[.$G$1])+([.F101]*[.$F$1])+([.E101]*[.$E$1])+([.D101]*[.$D$1])+([.C101]*[.$C$1])+([.B101]*[.$B$1])+([.A101]*[.$A$1])" office:value-type="float" office:value="99" calcext:value-type="float">
            <text:p>99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[.G102]*[.$G$1])+([.F102]*[.$F$1])+([.E102]*[.$E$1])+([.D102]*[.$D$1])+([.C102]*[.$C$1])+([.B102]*[.$B$1])+([.A102]*[.$A$1])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formula="of:=([.G103]*[.$G$1])+([.F103]*[.$F$1])+([.E103]*[.$E$1])+([.D103]*[.$D$1])+([.C103]*[.$C$1])+([.B103]*[.$B$1])+([.A103]*[.$A$1])" office:value-type="float" office:value="101" calcext:value-type="float">
            <text:p>101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([.G104]*[.$G$1])+([.F104]*[.$F$1])+([.E104]*[.$E$1])+([.D104]*[.$D$1])+([.C104]*[.$C$1])+([.B104]*[.$B$1])+([.A104]*[.$A$1])"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([.G105]*[.$G$1])+([.F105]*[.$F$1])+([.E105]*[.$E$1])+([.D105]*[.$D$1])+([.C105]*[.$C$1])+([.B105]*[.$B$1])+([.A105]*[.$A$1])" office:value-type="float" office:value="103" calcext:value-type="float">
            <text:p>103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([.G106]*[.$G$1])+([.F106]*[.$F$1])+([.E106]*[.$E$1])+([.D106]*[.$D$1])+([.C106]*[.$C$1])+([.B106]*[.$B$1])+([.A106]*[.$A$1])" office:value-type="float" office:value="104" calcext:value-type="float">
            <text:p>10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formula="of:=([.G107]*[.$G$1])+([.F107]*[.$F$1])+([.E107]*[.$E$1])+([.D107]*[.$D$1])+([.C107]*[.$C$1])+([.B107]*[.$B$1])+([.A107]*[.$A$1])" office:value-type="float" office:value="105" calcext:value-type="float">
            <text:p>105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([.G108]*[.$G$1])+([.F108]*[.$F$1])+([.E108]*[.$E$1])+([.D108]*[.$D$1])+([.C108]*[.$C$1])+([.B108]*[.$B$1])+([.A108]*[.$A$1])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formula="of:=([.G109]*[.$G$1])+([.F109]*[.$F$1])+([.E109]*[.$E$1])+([.D109]*[.$D$1])+([.C109]*[.$C$1])+([.B109]*[.$B$1])+([.A109]*[.$A$1])" office:value-type="float" office:value="107" calcext:value-type="float">
            <text:p>107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([.G110]*[.$G$1])+([.F110]*[.$F$1])+([.E110]*[.$E$1])+([.D110]*[.$D$1])+([.C110]*[.$C$1])+([.B110]*[.$B$1])+([.A110]*[.$A$1])" office:value-type="float" office:value="108" calcext:value-type="float">
            <text:p>10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formula="of:=([.G111]*[.$G$1])+([.F111]*[.$F$1])+([.E111]*[.$E$1])+([.D111]*[.$D$1])+([.C111]*[.$C$1])+([.B111]*[.$B$1])+([.A111]*[.$A$1])" office:value-type="float" office:value="109" calcext:value-type="float">
            <text:p>109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([.G112]*[.$G$1])+([.F112]*[.$F$1])+([.E112]*[.$E$1])+([.D112]*[.$D$1])+([.C112]*[.$C$1])+([.B112]*[.$B$1])+([.A112]*[.$A$1])"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formula="of:=([.G113]*[.$G$1])+([.F113]*[.$F$1])+([.E113]*[.$E$1])+([.D113]*[.$D$1])+([.C113]*[.$C$1])+([.B113]*[.$B$1])+([.A113]*[.$A$1])" office:value-type="float" office:value="111" calcext:value-type="float">
            <text:p>111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([.G114]*[.$G$1])+([.F114]*[.$F$1])+([.E114]*[.$E$1])+([.D114]*[.$D$1])+([.C114]*[.$C$1])+([.B114]*[.$B$1])+([.A114]*[.$A$1])" office:value-type="float" office:value="112" calcext:value-type="float">
            <text:p>11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formula="of:=([.G115]*[.$G$1])+([.F115]*[.$F$1])+([.E115]*[.$E$1])+([.D115]*[.$D$1])+([.C115]*[.$C$1])+([.B115]*[.$B$1])+([.A115]*[.$A$1])" office:value-type="float" office:value="113" calcext:value-type="float">
            <text:p>113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([.G116]*[.$G$1])+([.F116]*[.$F$1])+([.E116]*[.$E$1])+([.D116]*[.$D$1])+([.C116]*[.$C$1])+([.B116]*[.$B$1])+([.A116]*[.$A$1])" office:value-type="float" office:value="114" calcext:value-type="float">
            <text:p>11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formula="of:=([.G117]*[.$G$1])+([.F117]*[.$F$1])+([.E117]*[.$E$1])+([.D117]*[.$D$1])+([.C117]*[.$C$1])+([.B117]*[.$B$1])+([.A117]*[.$A$1])" office:value-type="float" office:value="115" calcext:value-type="float">
            <text:p>115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([.G118]*[.$G$1])+([.F118]*[.$F$1])+([.E118]*[.$E$1])+([.D118]*[.$D$1])+([.C118]*[.$C$1])+([.B118]*[.$B$1])+([.A118]*[.$A$1])" office:value-type="float" office:value="116" calcext:value-type="float">
            <text:p>11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formula="of:=([.G119]*[.$G$1])+([.F119]*[.$F$1])+([.E119]*[.$E$1])+([.D119]*[.$D$1])+([.C119]*[.$C$1])+([.B119]*[.$B$1])+([.A119]*[.$A$1])" office:value-type="float" office:value="117" calcext:value-type="float">
            <text:p>117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([.G120]*[.$G$1])+([.F120]*[.$F$1])+([.E120]*[.$E$1])+([.D120]*[.$D$1])+([.C120]*[.$C$1])+([.B120]*[.$B$1])+([.A120]*[.$A$1])" office:value-type="float" office:value="118" calcext:value-type="float">
            <text:p>11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([.G121]*[.$G$1])+([.F121]*[.$F$1])+([.E121]*[.$E$1])+([.D121]*[.$D$1])+([.C121]*[.$C$1])+([.B121]*[.$B$1])+([.A121]*[.$A$1])" office:value-type="float" office:value="119" calcext:value-type="float">
            <text:p>119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([.G122]*[.$G$1])+([.F122]*[.$F$1])+([.E122]*[.$E$1])+([.D122]*[.$D$1])+([.C122]*[.$C$1])+([.B122]*[.$B$1])+([.A122]*[.$A$1])" office:value-type="float" office:value="120" calcext:value-type="float">
            <text:p>12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formula="of:=([.G123]*[.$G$1])+([.F123]*[.$F$1])+([.E123]*[.$E$1])+([.D123]*[.$D$1])+([.C123]*[.$C$1])+([.B123]*[.$B$1])+([.A123]*[.$A$1])" office:value-type="float" office:value="121" calcext:value-type="float">
            <text:p>121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formula="of:=([.G124]*[.$G$1])+([.F124]*[.$F$1])+([.E124]*[.$E$1])+([.D124]*[.$D$1])+([.C124]*[.$C$1])+([.B124]*[.$B$1])+([.A124]*[.$A$1])" office:value-type="float" office:value="122" calcext:value-type="float">
            <text:p>12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formula="of:=([.G125]*[.$G$1])+([.F125]*[.$F$1])+([.E125]*[.$E$1])+([.D125]*[.$D$1])+([.C125]*[.$C$1])+([.B125]*[.$B$1])+([.A125]*[.$A$1])" office:value-type="float" office:value="123" calcext:value-type="float">
            <text:p>123</text:p>
          </table:table-cell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([.G126]*[.$G$1])+([.F126]*[.$F$1])+([.E126]*[.$E$1])+([.D126]*[.$D$1])+([.C126]*[.$C$1])+([.B126]*[.$B$1])+([.A126]*[.$A$1])" office:value-type="float" office:value="124" calcext:value-type="float">
            <text:p>124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([.G127]*[.$G$1])+([.F127]*[.$F$1])+([.E127]*[.$E$1])+([.D127]*[.$D$1])+([.C127]*[.$C$1])+([.B127]*[.$B$1])+([.A127]*[.$A$1])" office:value-type="float" office:value="125" calcext:value-type="float">
            <text:p>125</text:p>
          </table:table-cell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([.G128]*[.$G$1])+([.F128]*[.$F$1])+([.E128]*[.$E$1])+([.D128]*[.$D$1])+([.C128]*[.$C$1])+([.B128]*[.$B$1])+([.A128]*[.$A$1])" office:value-type="float" office:value="126" calcext:value-type="float">
            <text:p>126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formula="of:=([.G129]*[.$G$1])+([.F129]*[.$F$1])+([.E129]*[.$E$1])+([.D129]*[.$D$1])+([.C129]*[.$C$1])+([.B129]*[.$B$1])+([.A129]*[.$A$1])" office:value-type="float" office:value="127" calcext:value-type="float">
            <text:p>127</text:p>
          </table:table-cell>
        </table:table-row>
      </table:table>
      <table:table table:name="Sheet2" table:style-name="ta1"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category_true_64</text:p>
          </table:table-cell>
          <table:table-cell office:value-type="string" calcext:value-type="string">
            <text:p>category_true_32</text:p>
          </table:table-cell>
          <table:table-cell office:value-type="string" calcext:value-type="string">
            <text:p>category_true_16</text:p>
          </table:table-cell>
          <table:table-cell office:value-type="string" calcext:value-type="string">
            <text:p>category_true_8</text:p>
          </table:table-cell>
          <table:table-cell office:value-type="string" calcext:value-type="string">
            <text:p>category_true_4</text:p>
          </table:table-cell>
          <table:table-cell office:value-type="string" calcext:value-type="string">
            <text:p>category_true_2</text:p>
          </table:table-cell>
          <table:table-cell office:value-type="string" calcext:value-type="string">
            <text:p>category_true_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3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61" calcext:value-type="float">
            <text:p>61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3"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number-columns-repeated="4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number-columns-repeated="5" office:value-type="float" office:value="95" calcext:value-type="float">
            <text:p>95</text:p>
          </table:table-cell>
        </table:table-row>
        <table:table-row table:style-name="ro1">
          <table:table-cell table:number-columns-repeated="3"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table:number-columns-repeated="3"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3"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103" calcext:value-type="float">
            <text:p>103</text:p>
          </table:table-cell>
        </table:table-row>
        <table:table-row table:style-name="ro1">
          <table:table-cell table:number-columns-repeated="3" office:value-type="float" office:value="116" calcext:value-type="float">
            <text:p>11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 office:value-type="float" office:value="117" calcext:value-type="float">
            <text:p>11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table:number-columns-repeated="3" office:value-type="float" office:value="118" calcext:value-type="float">
            <text:p>118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 office:value-type="float" office:value="119" calcext:value-type="float">
            <text:p>119</text:p>
          </table:table-cell>
          <table:table-cell table:number-columns-repeated="4" office:value-type="float" office:value="111" calcext:value-type="float">
            <text:p>111</text:p>
          </table:table-cell>
        </table:table-row>
        <table:table-row table:style-name="ro1">
          <table:table-cell table:number-columns-repeated="4"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table:number-columns-repeated="4" office:value-type="float" office:value="122" calcext:value-type="float">
            <text:p>12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4" office:value-type="float" office:value="123" calcext:value-type="float">
            <text:p>123</text:p>
          </table:table-cell>
          <table:table-cell table:number-columns-repeated="3" office:value-type="float" office:value="119" calcext:value-type="float">
            <text:p>119</text:p>
          </table:table-cell>
        </table:table-row>
        <table:table-row table:style-name="ro1">
          <table:table-cell table:number-columns-repeated="5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5" office:value-type="float" office:value="125" calcext:value-type="float">
            <text:p>125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table:number-columns-repeated="6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7" office:value-type="float" office:value="127" calcext:value-type="float">
            <text:p>127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1" table:number-columns-repeated="40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category_true_6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ategory_true_3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ategory_true_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ategory_true_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ategory_true_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ategory_true_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category_true_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</table:table-row>
      </table:table>
      <table:named-expressions/>
      <table:database-ranges>
        <table:database-range table:name="__Anonymous_Sheet_DB__0" table:target-range-address="Sheet1.A1:Sheet1.I129" table:display-filter-buttons="true">
          <table:filter>
            <table:filter-and>
              <table:filter-condition table:data-type="number" table:value="1" table:operator="=" table:field-number="6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5T13:02:12.561000000</dc:date>
    <meta:editing-duration>PT2H22M27S</meta:editing-duration>
    <meta:editing-cycles>2</meta:editing-cycles>
    <meta:generator>LibreOffice/7.4.3.2$Windows_X86_64 LibreOffice_project/1048a8393ae2eeec98dff31b5c133c5f1d08b890</meta:generator>
    <meta:document-statistic meta:table-count="3" meta:cell-count="2071" meta:object-count="0"/>
  </office:meta>
</office:document-meta>
</file>